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F00000196C7168F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serif" svg:font-family="serif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Negrita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cm" fo:border="none" style:shadow="none"/>
    </style:style>
    <style:style style:name="P2" style:family="paragraph" style:parent-style-name="Footer">
      <style:paragraph-properties fo:text-align="start" style:justify-single-word="false" fo:padding="0cm" fo:border="none" style:shadow="none"/>
    </style:style>
    <style:style style:name="P3" style:family="paragraph" style:parent-style-name="Subtitulo_20_Contenidos">
      <style:text-properties officeooo:rsid="003b531c" officeooo:paragraph-rsid="003b531c"/>
    </style:style>
    <style:style style:name="P4" style:family="paragraph" style:parent-style-name="Title" style:master-page-name="First_20_Page">
      <style:paragraph-properties fo:margin-top="1.799cm" fo:margin-bottom="0.21cm" style:contextual-spacing="false" fo:text-align="end" style:justify-single-word="false" style:page-number="auto" fo:break-before="auto" fo:break-after="auto"/>
      <style:text-properties style:font-name="Abyssinica SIL1" fo:font-size="40pt" officeooo:rsid="009838fc" officeooo:paragraph-rsid="009838fc" style:font-size-asian="40pt" style:font-size-complex="40pt"/>
    </style:style>
    <style:style style:name="P5" style:family="paragraph" style:parent-style-name="Heading_20_1" style:master-page-name="Index">
      <style:paragraph-properties style:page-number="auto"/>
    </style:style>
    <style:style style:name="P6" style:family="paragraph" style:parent-style-name="Heading_20_2" style:list-style-name=""/>
    <style:style style:name="P7" style:family="paragraph" style:parent-style-name="Heading_20_2" style:list-style-name="">
      <style:text-properties officeooo:paragraph-rsid="0098cd71"/>
    </style:style>
    <style:style style:name="P8" style:family="paragraph" style:parent-style-name="Heading_20_2">
      <style:text-properties officeooo:paragraph-rsid="009838fc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paragraph-properties fo:break-before="page"/>
      <style:text-properties officeooo:paragraph-rsid="0098cd71"/>
    </style:style>
    <style:style style:name="P11" style:family="paragraph" style:parent-style-name="Parrafo_20_cuerpo" style:list-style-name="L1"/>
    <style:style style:name="P12" style:family="paragraph" style:parent-style-name="Parrafo_20_cuerpo" style:list-style-name="L2"/>
    <style:style style:name="P13" style:family="paragraph" style:parent-style-name="Parrafo_20_cuerpo">
      <style:text-properties officeooo:rsid="0098cd71" officeooo:paragraph-rsid="0098cd71"/>
    </style:style>
    <style:style style:name="P14" style:family="paragraph" style:parent-style-name="Parrafo_20_cuerpo">
      <style:text-properties style:font-name="Courier 10 Pitch" officeooo:rsid="0098cd71" officeooo:paragraph-rsid="0098cd71"/>
    </style:style>
    <style:style style:name="P15" style:family="paragraph" style:parent-style-name="Parrafo_20_cuerpo">
      <style:text-properties style:font-name="Courier 10 Pitch" officeooo:rsid="009a287b" officeooo:paragraph-rsid="009a287b"/>
    </style:style>
    <style:style style:name="P16" style:family="paragraph" style:parent-style-name="Parrafo_20_cuerpo">
      <style:text-properties style:font-name="Courier 10 Pitch" fo:font-size="10pt" officeooo:rsid="009a287b" officeooo:paragraph-rsid="009a287b" style:font-size-asian="10pt" style:font-size-complex="10pt"/>
    </style:style>
    <style:style style:name="P17" style:family="paragraph" style:parent-style-name="Parrafo_20_cuerpo">
      <style:text-properties style:font-name="Courier 10 Pitch" fo:font-size="10pt" officeooo:rsid="0098cd71" officeooo:paragraph-rsid="0098cd71" style:font-size-asian="10pt" style:font-size-complex="10pt"/>
    </style:style>
    <style:style style:name="P18" style:family="paragraph" style:parent-style-name="Parrafo_20_cuerpo">
      <style:text-properties style:font-name="Courier 10 Pitch" fo:font-size="10pt" officeooo:rsid="0098cd71" officeooo:paragraph-rsid="009c095f" style:font-size-asian="10pt" style:font-size-complex="10pt"/>
    </style:style>
    <style:style style:name="P19" style:family="paragraph" style:parent-style-name="Parrafo_20_cuerpo">
      <style:text-properties fo:font-size="10pt" officeooo:paragraph-rsid="0098cd71" style:font-size-asian="10pt" style:font-size-complex="10pt"/>
    </style:style>
    <style:style style:name="P20" style:family="paragraph" style:parent-style-name="Subtitulo2_20_Portada" style:master-page-name="">
      <style:paragraph-properties fo:margin-top="4.099cm" fo:margin-bottom="0cm" style:contextual-spacing="false" style:page-number="auto">
        <style:tab-stops/>
      </style:paragraph-properties>
      <style:text-properties officeooo:paragraph-rsid="009838fc"/>
    </style:style>
    <style:style style:name="P21" style:family="paragraph" style:parent-style-name="Subtitulo2_20_Portada">
      <style:paragraph-properties fo:margin-top="4.099cm" fo:margin-bottom="0cm" style:contextual-spacing="false">
        <style:tab-stops/>
      </style:paragraph-properties>
      <style:text-properties officeooo:paragraph-rsid="009838fc"/>
    </style:style>
    <style:style style:name="P22" style:family="paragraph" style:parent-style-name="Subtitulo2_20_Portada">
      <style:paragraph-properties fo:margin-top="4.099cm" fo:margin-bottom="0cm" style:contextual-spacing="false">
        <style:tab-stops/>
      </style:paragraph-properties>
      <style:text-properties officeooo:rsid="009838fc" officeooo:paragraph-rsid="009838fc"/>
    </style:style>
    <style:style style:name="P23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4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9c4ac5" officeooo:paragraph-rsid="009c4ac5"/>
    </style:style>
    <style:style style:name="T1" style:family="text">
      <style:text-properties officeooo:rsid="00101ff9"/>
    </style:style>
    <style:style style:name="T2" style:family="text">
      <style:text-properties officeooo:rsid="009838fc"/>
    </style:style>
    <style:style style:name="T3" style:family="text">
      <style:text-properties officeooo:rsid="0098cd71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98cd71"/>
    </style:style>
    <style:style style:name="T6" style:family="text">
      <style:text-properties style:font-name="Courier 10 Pitch" officeooo:rsid="0098cd7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9c095f"/>
    </style:style>
    <style:style style:name="T9" style:family="text">
      <style:text-properties officeooo:rsid="009c4a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RefHeading__529_47472927"/>ÁLGEBRA LINEAL<text:bookmark-end text:name="__RefHeading__529_47472927"/></text:p>
      <text:p text:style-name="Subtitulo_20_Portada"><text:span text:style-name="T2">1</text:span>º GRADO <text:span text:style-name="T1">DE</text:span> ING<text:span text:style-name="T1">ENIERÍA</text:span> INFORMÁTICA</text:p>
      <text:p text:style-name="Subtitulo2_20_Portada">GREGORIO CORPAS PRIETO</text:p>
      <text:p text:style-name="P20"/>
      <text:p text:style-name="P21"/>
      <text:p text:style-name="P22"/>
      <text:h text:style-name="P5" text:outline-level="1"><text:bookmark-start text:name="__RefHeading__106_47472927"/><text:span text:style-name="T2">PRÁCTICA 1</text:span> <text:bookmark-end text:name="__RefHeading__106_47472927"/></text:h>
      <text:p text:style-name="P3"><text:bookmark-start text:name="__RefHeading__733_47472927"/>Introducción <text:span text:style-name="T2">A MATLAB</text:span><text:bookmark-end text:name="__RefHeading__733_47472927"/></text:p>
      <text:h text:style-name="P8" text:outline-level="2"><text:span text:style-name="T2">Ejercicio 1.</text:span></text:h>
      <text:p text:style-name="Parrafo_20_cuerpo">Crea un programa (fichero .m) que te pida dos números usando la orden input de Matlab y nos muestre en pantalla el resultado de la suma de sus cuadrados. </text:p>
      <text:p text:style-name="P17">a=input('Introduce un numero: ');</text:p>
      <text:p text:style-name="P17">b=input('Introduce un segundo numero: ');</text:p>
      <text:p text:style-name="P17">x=(a^2 + b^2);</text:p>
      <text:p text:style-name="P19"><text:span text:style-name="T6">fprintf('El resultado es: %d\n',x);</text:span></text:p>
      <text:h text:style-name="Heading_20_2" text:outline-level="2">Ejercicio 2</text:h>
      <text:p text:style-name="Parrafo_20_cuerpo">Escribe un script que permita escribir en pantalla <text:span text:style-name="T2"><text:s/></text:span>todos los números enteros entre 1 y 25 y sus raíces<text:span text:style-name="T2"> </text:span>cuadradas</text:p>
      <text:p text:style-name="P17">clc;</text:p>
      <text:p text:style-name="P17">for i=1:25</text:p>
      <text:p text:style-name="P17"><text:s text:c="4"/>fprintf('La raiz cuadrada de %d es %2.2f\n',i,sqrt(i));</text:p>
      <text:p text:style-name="P14"><text:span text:style-name="T7">end <text:s/></text:span><text:s/></text:p>
      <text:h text:style-name="P6" text:outline-level="2"/>
      <text:h text:style-name="P9" text:outline-level="2">Ejercicio 3</text:h>
      <text:p text:style-name="Parrafo_20_cuerpo">Escribe un programa que permita averiguar el producto de todos los elementos del vector [2 3 5 -7.1]</text:p>
      <text:p text:style-name="P17">clc;</text:p>
      <text:p text:style-name="P17">v = [2 3 5 -7.1];</text:p>
      <text:p text:style-name="P17">total=0;</text:p>
      <text:p text:style-name="P17"></text:p>
      <text:p text:style-name="P17">for i=1:length(v)</text:p>
      <text:p text:style-name="P17"><text:s text:c="4"/>total = total + v(i);</text:p>
      <text:p text:style-name="P17">end</text:p>
      <text:p text:style-name="P17">fprintf('El resultado de sumar los %d elementos del vector v es %.2f\n',length(v),total);</text:p>
      <text:h text:style-name="Heading_20_2" text:outline-level="2">Ejercicio 4</text:h>
      <text:p text:style-name="Parrafo_20_cuerpo">Escribe un programa que permita averiguar la suma de los cuadrados de los números naturales pares comprendidos entre 1 y 100</text:p>
      <text:p text:style-name="P17">clc;</text:p>
      <text:p text:style-name="P17">for i=1:100</text:p>
      <text:p text:style-name="P17"><text:s text:c="3"/>if (mod(i,2)==0)%Si el resto de i/2 es igual a cero...</text:p>
      <text:p text:style-name="P17"><text:s text:c="7"/>fprintf('El cuadrado de %d es %d\n',i,i^2);</text:p>
      <text:p text:style-name="P17"><text:s text:c="3"/>end</text:p>
      <text:p text:style-name="P17">end</text:p>
      <text:h text:style-name="P6" text:outline-level="2"/>
      <text:h text:style-name="P9" text:outline-level="2">Ejercicio 5</text:h>
      <text:p text:style-name="Parrafo_20_cuerpo">Escribe un programa que permita averiguar para la matriz del ejemplo anterior: </text:p>
      <text:list xml:id="list8454772045617572972" text:style-name="L1">
        <text:list-item>
          <text:p text:style-name="P11">La suma de cada fila </text:p>
        </text:list-item>
        <text:list-item>
          <text:p text:style-name="P11">La suma de cada columna </text:p>
        </text:list-item>
        <text:list-item>
          <text:p text:style-name="P11">La suma de los cuadrados de todos los elementos de la matriz. </text:p>
        </text:list-item>
      </text:list>
      <text:p text:style-name="P17">clc;</text:p>
      <text:p text:style-name="P17">v=[2 3 5 -7.1; 1 2 3 4];</text:p>
      <text:p text:style-name="P17"></text:p>
      <text:p text:style-name="P17">anterior=1;</text:p>
      <text:p text:style-name="P17">aux1=0;</text:p>
      <text:p text:style-name="P17">aux2=0;</text:p>
      <text:p text:style-name="P17">sumCuadrados=0;</text:p>
      <text:p text:style-name="P18"></text:p>
      <text:p text:style-name="P18">for i=1:2 % Recorriendo filas</text:p>
      <text:p text:style-name="P17"><text:s text:c="4"/>for j=1:4 % Recorriendo columnas</text:p>
      <text:p text:style-name="P17"><text:s text:c="8"/>if(i==1) % Si recorremos fila 1</text:p>
      <text:p text:style-name="P17"><text:s text:c="12"/>aux1=aux1+v(i,j);</text:p>
      <text:p text:style-name="P17"><text:s text:c="8"/>else % Si recorremos fila 2</text:p>
      <text:p text:style-name="P17"><text:s text:c="12"/>aux2=aux2+v(i,j);</text:p>
      <text:p text:style-name="P17"><text:s text:c="8"/>end</text:p>
      <text:p text:style-name="P18"><text:s text:c="8"/>sumCuadrados=sumCuadrados+(v(i,j)^2); </text:p>
      <text:p text:style-name="P18"><text:span text:style-name="T8"><text:tab/><text:tab/></text:span>% Añadimos al sumatorio el elemento al cuadrado</text:p>
      <text:p text:style-name="P17"><text:s text:c="4"/>end <text:s text:c="3"/></text:p>
      <text:p text:style-name="P17">end</text:p>
      <text:p text:style-name="P17"></text:p>
      <text:p text:style-name="P17"><text:soft-page-break/>fprintf('El sumatorio de la fila1 es: %.2f\n',aux1);</text:p>
      <text:p text:style-name="P17">fprintf('El sumatorio de la fila2 es: %.2f\n\n',aux2);</text:p>
      <text:p text:style-name="P17"></text:p>
      <text:p text:style-name="P17">aux1=0;</text:p>
      <text:p text:style-name="P17"></text:p>
      <text:p text:style-name="P17">for j=1:4 % Recorriendo columnas</text:p>
      <text:p text:style-name="P17"><text:s text:c="3"/>for i=1:2 % Recorriendo filas</text:p>
      <text:p text:style-name="P17"><text:s text:c="4"/>aux1=aux1+v(i,j); <text:s text:c="8"/></text:p>
      <text:p text:style-name="P17"><text:s text:c="3"/>end</text:p>
      <text:p text:style-name="P17"><text:s text:c="8"/>fprintf('El sumatorio de la columna %d es %.2f\n',j,aux1);</text:p>
      <text:p text:style-name="P17"><text:s text:c="8"/>aux1=0;</text:p>
      <text:p text:style-name="P17">end</text:p>
      <text:p text:style-name="P17"></text:p>
      <text:p text:style-name="P17">fprintf('\nEl sumatorio de cuadrados es: %.2f\n',sumCuadrados);</text:p>
      <text:h text:style-name="P6" text:outline-level="2"/>
      <text:h text:style-name="P9" text:outline-level="2">Ejercicio 6</text:h>
      <text:p text:style-name="Parrafo_20_cuerpo">Consideremos la sucesión 1, 2x, 3x2, 4x3, 5x4, ... Siendo x= 0.5, averiguar la suma de los 100 primeros términos de<text:span text:style-name="T3"> </text:span>esta sucesión. (Solución: 4) </text:p>
      <text:p text:style-name="P17">clc;</text:p>
      <text:p text:style-name="P17">sumatorio=0;</text:p>
      <text:p text:style-name="P17">x=0.50;</text:p>
      <text:p text:style-name="P17">total=0;</text:p>
      <text:p text:style-name="P17"></text:p>
      <text:p text:style-name="P17">for i=0:99</text:p>
      <text:p text:style-name="P17"><text:s text:c="4"/>total=(i+1)*(x^i);</text:p>
      <text:p text:style-name="P17"><text:s text:c="4"/>sumatorio=sumatorio+total;</text:p>
      <text:p text:style-name="P17">end</text:p>
      <text:p text:style-name="P17">fprintf('El sumatorio resultado de los 100 primeros elementos de la sucesión es %.2f\n',sumatorio);</text:p>
      <text:h text:style-name="P6" text:outline-level="2"/>
      <text:h text:style-name="P9" text:outline-level="2">Ejercicio 7</text:h>
      <text:p text:style-name="Parrafo_20_cuerpo">Modificar el programa anterior para que el usuario entre el valor de que desea y el número n de sumandos que desea sumar. Por ejemplo, si  x = 0.5 y n = 100 debe devolver, evidentemente, lo mismo que en el ejercicio anterior. Para ello usarás la función de Matlab input</text:p>
      <text:p text:style-name="P17">clc;</text:p>
      <text:p text:style-name="P17">x=input('Introduce un numero para el valor X: ');</text:p>
      <text:p text:style-name="P17">s=input('Introduce un numero de sumandos: ');</text:p>
      <text:p text:style-name="P17">sumatorio=0;</text:p>
      <text:p text:style-name="P17"></text:p>
      <text:p text:style-name="P17">for i=0:s</text:p>
      <text:p text:style-name="P17"><text:s text:c="4"/>total=(i+1)*(x^i);</text:p>
      <text:p text:style-name="P17"><text:s text:c="5"/>sumatorio=sumatorio+total;</text:p>
      <text:p text:style-name="P17">end</text:p>
      <text:p text:style-name="P17">fprintf('El resultado del sumatorio de todos los 100 numeros de la sucesion es %.2f\n',sumatorio);</text:p>
      <text:h text:style-name="P6" text:outline-level="2"/>
      <text:h text:style-name="P9" text:outline-level="2">Ejercicio 8</text:h>
      <text:p text:style-name="Parrafo_20_cuerpo">Supongamos que tenemos una sucesión<text:span text:style-name="T3"> {a</text:span><text:span text:style-name="T5">n</text:span><text:span text:style-name="T3">} de la que sabemos:</text:span></text:p>
      <text:p text:style-name="P13">a<text:span text:style-name="T4">1</text:span> = 2; a<text:span text:style-name="T4">2</text:span> = 3; a<text:span text:style-name="T4">n</text:span> = a<text:span text:style-name="T4">n-1</text:span> + 1/10 a<text:span text:style-name="T4">n-2</text:span> <text:s/>n&gt;=3</text:p>
      <text:p text:style-name="Parrafo_20_cuerpo">Queremos averiguar el valor del término que ocupa la posición 100. </text:p>
      <text:p text:style-name="Parrafo_20_cuerpo">Para ello te proporciono dos códigos incompletos que tú debes completar para hacer que funcionen correctamente. </text:p>
      <text:p text:style-name="P17">clc;</text:p>
      <text:p text:style-name="P17">a=zeros(1,100);</text:p>
      <text:p text:style-name="P17">a(1)=2;</text:p>
      <text:p text:style-name="P17">a(2)=3;</text:p>
      <text:p text:style-name="P17">for i=3:100</text:p>
      <text:p text:style-name="P17">a(i)=a(i-1)+((1/10)*a(i-2));</text:p>
      <text:p text:style-name="P17">end</text:p>
      <text:p text:style-name="P17">fprintf('el término 100 es %2.2f\n',a(100));</text:p>
      <text:h text:style-name="P6" text:outline-level="2"/>
      <text:h text:style-name="P9" text:outline-level="2">Ejercicio 9</text:h>
      <text:p text:style-name="Parrafo_20_cuerpo">Escribe el siguiente programa y mira el resultado:<text:span text:style-name="T3"> ¿Qué es lo que hace?</text:span></text:p>
      <text:p text:style-name="P17">clc;</text:p>
      <text:p text:style-name="P17">x=0;</text:p>
      <text:p text:style-name="P17">contador=0;</text:p>
      <text:p text:style-name="P17">while (x&lt;=0.95)</text:p>
      <text:p text:style-name="P17">contador=contador+1;</text:p>
      <text:p text:style-name="P17">x=rand(1);</text:p>
      <text:p text:style-name="P17">fprintf('%f\n',x);</text:p>
      <text:p text:style-name="P17">end</text:p>
      <text:p text:style-name="P17">fprintf('contador=%d\n',contador);</text:p>
      <text:p text:style-name="P17"></text:p>
      <text:p text:style-name="P17">% El programa ejecuta un bucle while que incrementa en cada iteración una</text:p>
      <text:p text:style-name="P17">% variable contador y a su vez genera un aleatorio que tomará valores entre</text:p>
      <text:p text:style-name="P17">% 0 y 1, de modo que será comparado en la condición de salida del bucle.</text:p>
      <text:p text:style-name="P17"></text:p>
      <text:p text:style-name="P17">% Por tanto el programa contabiliza el número de aleatorios generados hasta</text:p>
      <text:p text:style-name="P17">% que se ha podido salir del bucle.</text:p>
      <text:h text:style-name="P7" text:outline-level="2"/>
      <text:h text:style-name="P10" text:outline-level="2">Ejercicio 10</text:h>
      <text:p text:style-name="Parrafo_20_cuerpo">Hacer un programa que nos permita averiguar cuántos<text:span text:style-name="T3"> </text:span>números naturales hay entre 1 y 1000 que no sean divisibles ni por 2 ni por 3 ni por 5</text:p>
      <text:p text:style-name="P16">clc;</text:p>
      <text:p text:style-name="P16">for i=1:1000</text:p>
      <text:p text:style-name="P16"><text:s text:c="3"/>if((mod(i,2)~=0) &amp;&amp; (mod(i,3)~=0) &amp;&amp; <text:s/>(mod(i,5)~=0))</text:p>
      <text:p text:style-name="P16"><text:s text:c="4"/>fprintf('\tEl numero %3d no es divisible por el conjunto (2,3,5) \n',i);</text:p>
      <text:p text:style-name="P16"><text:s text:c="3"/>end</text:p>
      <text:p text:style-name="P16">end</text:p>
      <text:h text:style-name="P6" text:outline-level="2"/>
      <text:h text:style-name="P9" text:outline-level="2">Ejercicio 11 </text:h>
      <text:p text:style-name="Parrafo_20_cuerpo">Supongamos que deseamos simular el lanzamiento de un dado. Usaremos la orden: ceil(6*rand(1,100)) </text:p>
      <text:list xml:id="list9051115761679965062" text:style-name="L2">
        <text:list-item>
          <text:p text:style-name="P12">Explica razonadamente qué hace la orden anterior. </text:p>
        </text:list-item>
        <text:list-item>
          <text:p text:style-name="P12"><text:span text:style-name="T3"><text:s/></text:span>Úsala para simular 100 lanzamientos de un dado. </text:p>
        </text:list-item>
        <text:list-item>
          <text:p text:style-name="P12">Cuenta el número de veces que ha salido un 1, el número de veces que ha salido un 2, etc</text:p>
        </text:list-item>
      </text:list>
      <text:p text:style-name="P16">clc;</text:p>
      <text:p text:style-name="P16">vector=ceil(6*rand(1,100));</text:p>
      <text:p text:style-name="P16">% Redondea al alza un aleatorio generado entre 0 y 1 multiplicado por 6 (para evitar el 0 que no existe en un dado)</text:p>
      <text:p text:style-name="P16">% Almacenando los resultados en una matriz % de 1 x 100 (emulación de 100 lanzamientos)</text:p>
      <text:p text:style-name="P16"></text:p>
      <text:p text:style-name="P16">uno=0;</text:p>
      <text:p text:style-name="P16">dos=0;</text:p>
      <text:p text:style-name="P16">tres=0;</text:p>
      <text:p text:style-name="P16">cuatro=0;</text:p>
      <text:p text:style-name="P16">cinco=0;</text:p>
      <text:p text:style-name="P16">seis=0;</text:p>
      <text:p text:style-name="P16"></text:p>
      <text:p text:style-name="P16"></text:p>
      <text:p text:style-name="P16">for i=1:100</text:p>
      <text:p text:style-name="P16"><text:s text:c="3"/>if(vector(i)==1)</text:p>
      <text:p text:style-name="P16"><text:s text:c="7"/>uno=uno+1;</text:p>
      <text:p text:style-name="P16"><text:s text:c="3"/>end</text:p>
      <text:p text:style-name="P16"><text:s text:c="3"/>if(vector(i)==2)</text:p>
      <text:p text:style-name="P16"><text:soft-page-break/><text:s text:c="7"/>dos=dos+1;</text:p>
      <text:p text:style-name="P16"><text:s text:c="3"/>end</text:p>
      <text:p text:style-name="P16"><text:s text:c="3"/>if(vector(i)==3)</text:p>
      <text:p text:style-name="P16"><text:s text:c="7"/>tres=tres+1;</text:p>
      <text:p text:style-name="P16"><text:s text:c="3"/>end</text:p>
      <text:p text:style-name="P16"><text:s text:c="3"/>if(vector(i)==4)</text:p>
      <text:p text:style-name="P16"><text:s text:c="7"/>cuatro=cuatro+1;</text:p>
      <text:p text:style-name="P16"><text:s text:c="3"/>end</text:p>
      <text:p text:style-name="P16"><text:s text:c="3"/>if(vector(i)==5)</text:p>
      <text:p text:style-name="P16"><text:s text:c="7"/>cinco=cinco+1;</text:p>
      <text:p text:style-name="P16"><text:s text:c="3"/>end</text:p>
      <text:p text:style-name="P16"><text:s text:c="3"/>if(vector(i)==6)</text:p>
      <text:p text:style-name="P16"><text:s text:c="7"/>seis=seis+1;</text:p>
      <text:p text:style-name="P16"><text:s text:c="3"/>end</text:p>
      <text:p text:style-name="P16">end</text:p>
      <text:p text:style-name="P16">fprintf('El resumen de las tiradas es el siguiente:\n');</text:p>
      <text:p text:style-name="P16">fprintf('\tUNO: %d\n\tDOS: %d\n\tTRES: %d\n\tCUATRO: %d\n\tCINCO: %d\n\tSEIS: %d\n',uno,dos,tres,cuatro,cinco,seis);</text:p>
      <text:p text:style-name="P15"><text:s text:c="3"/></text:p>
      <text:h text:style-name="P6" text:outline-level="2"/>
      <text:h text:style-name="P9" text:outline-level="2">Ejercicio 1<text:span text:style-name="T3">2</text:span></text:h>
      <text:p text:style-name="Parrafo_20_cuerpo">Vamos a simular el lanzamiento de una moneda. Se va<text:span text:style-name="T3"> </text:span>a ir lanzando una moneda sucesivas veces hasta que consigamos obtener 20 caras. En ese momento pararemos y deberemos sacar en pantalla el número de tiradas que han sido<text:span text:style-name="T3"> </text:span>necesarias. </text:p>
      <text:p text:style-name="P16">clc;</text:p>
      <text:p text:style-name="P16">cara=0;</text:p>
      <text:p text:style-name="P16">cruz=0;</text:p>
      <text:p text:style-name="P16">while(cara~=20)</text:p>
      <text:p text:style-name="P16"><text:s text:c="4"/>fprintf('Tirada numero %d:\n',cara+cruz+1);</text:p>
      <text:p text:style-name="P16"><text:s text:c="4"/>if(rand(1)&lt;0.50)</text:p>
      <text:p text:style-name="P16"><text:s text:c="8"/>cara=cara+1;</text:p>
      <text:p text:style-name="P16"><text:s text:c="8"/>fprintf('Cara !!!\n\n');</text:p>
      <text:p text:style-name="P16"><text:s text:c="4"/>else</text:p>
      <text:p text:style-name="P16"><text:s text:c="8"/>cruz=cruz+1;</text:p>
      <text:p text:style-name="P16"><text:s text:c="8"/>fprintf('Cruz !!!\n\n');</text:p>
      <text:p text:style-name="P16"><text:s text:c="4"/>end</text:p>
      <text:p text:style-name="P16">end </text:p>
      <text:p text:style-name="P16">fprintf('\n\tHan sido necesarias %d tiradas para conseguir las %d caras\n',cara+cruz,cara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serif" svg:font-family="serif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1" svg:font-family="'Abyssinica SIL'" style:font-pitch="variable"/>
    <style:font-face style:name="Abyssinica SIL" svg:font-family="'Abyssinica SIL'" style:font-adornments="Negrita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byssinica SIL" fo:font-family="'Abyssinica SIL'" style:font-style-name="Negrita" style:font-pitch="variabl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Parrafo_20_cuerpo" style:default-outline-level="1" style:class="text">
      <style:paragraph-properties fo:margin-top="0.423cm" fo:margin-bottom="0.212cm" style:contextual-spacing="false"/>
      <style:text-properties style:font-name="Abyssinica SIL" fo:font-family="'Abyssinica SIL'" style:font-style-name="Negrita" style:font-pitch="variable" fo:font-size="25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Parrafo_20_cuerpo" style:default-outline-level="2" style:class="text" style:master-page-name="">
      <style:paragraph-properties fo:margin-top="0.353cm" fo:margin-bottom="0.212cm" style:contextual-spacing="false" style:page-number="auto" fo:padding="0cm" fo:border="none" style:shadow="none"/>
      <style:text-properties style:font-name="Liberation Sans1" fo:font-family="'Liberation Sans'" style:font-style-name="Negrita" style:font-family-generic="swiss" style:font-pitch="variable" fo:font-size="140%" fo:font-style="normal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Parrafo_20_cuerpo" style:default-outline-level="3" style:class="text" style:master-page-name="">
      <style:paragraph-properties fo:margin-top="0.247cm" fo:margin-bottom="0.212cm" style:contextual-spacing="false" style:page-number="auto"/>
      <style:text-properties fo:color="#000000" fo:font-size="15pt" fo:font-style="italic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Title" style:auto-update="true"/>
    <style:style style:name="Subtitulo_20_Portada" style:display-name="Subtitulo Portada" style:family="paragraph" style:parent-style-name="Subtitle">
      <style:paragraph-properties fo:text-align="end" style:justify-single-word="false" fo:padding="0cm" fo:border="none" style:shadow="none"/>
      <style:text-properties style:font-name="Abyssinica SIL" fo:font-family="'Abyssinica SIL'" style:font-style-name="Negrita" style:font-pitch="variable" fo:font-size="16pt" fo:font-weight="bold"/>
    </style:style>
    <style:style style:name="Titulo_20_contenidos" style:display-name="Titulo contenidos" style:family="paragraph" style:parent-style-name="Heading_20_1" style:next-style-name="Subtitulo_20_Contenidos" style:auto-update="true" style:default-outline-level="" style:list-style-name="" style:master-page-name="">
      <style:paragraph-properties fo:margin-top="0.42cm" fo:margin-bottom="0cm" style:contextual-spacing="false" fo:text-align="start" style:justify-single-word="false" style:page-number="auto" fo:background-color="transparent" style:shadow="none">
        <style:background-image/>
      </style:paragraph-properties>
      <style:text-properties fo:text-transform="uppercase" fo:color="#000000" style:font-name="Abyssinica SIL" fo:font-family="'Abyssinica SIL'" style:font-style-name="Negrita" style:font-pitch="variable" fo:font-size="32pt" fo:font-weight="bold" style:font-weight-complex="600"/>
    </style:style>
    <style:style style:name="Subtitulo_20_Contenidos" style:display-name="Subtitulo Contenidos" style:family="paragraph" style:parent-style-name="Subtitle" style:next-style-name="Text_20_body">
      <style:paragraph-properties fo:margin-left="1cm" fo:margin-right="0cm" fo:margin-top="0cm" fo:margin-bottom="0.499cm" style:contextual-spacing="false" fo:text-align="start" style:justify-single-word="false" fo:text-indent="0cm" style:auto-text-indent="false" fo:padding="0.049cm" fo:border-left="none" fo:border-right="none" fo:border-top="none" fo:border-bottom="0.06pt solid #000000" style:shadow="none" style:join-border="false">
        <style:tab-stops/>
      </style:paragraph-properties>
      <style:text-properties fo:text-transform="uppercase" style:font-name="Abyssinica SIL" fo:font-family="'Abyssinica SIL'" style:font-style-name="Negrita" style:font-pitch="variable" fo:font-size="20pt" fo:font-weight="bold"/>
    </style:style>
    <style:style style:name="Parrafo_20_cuerpo" style:display-name="Parrafo cuerpo" style:family="paragraph" style:parent-style-name="Text_20_body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roid Sans" fo:font-family="'Droid Sans'" style:font-style-name="Normal" style:font-family-generic="swiss" style:font-pitch="variable" fo:font-weight="normal" style:font-size-asian="10.5pt"/>
    </style:style>
    <style:style style:name="Parrafo_20_Nota" style:display-name="Parrafo Nota" style:family="paragraph" style:parent-style-name="Parrafo_20_cuerpo" style:master-page-name="">
      <style:paragraph-properties fo:margin-left="0.6cm" fo:margin-right="0.6cm" fo:text-align="center" style:justify-single-word="false" fo:text-indent="0cm" style:auto-text-indent="false" style:page-number="auto"/>
      <style:text-properties fo:font-style="italic" fo:font-weight="normal" style:font-size-asian="10.5pt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arrafo_20_Lista" style:display-name="Parrafo Lista" style:family="paragraph" style:parent-style-name="Parrafo_20_cuerpo" style:list-style-name="Lista_20_vineta" style:master-page-name="">
      <style:paragraph-properties fo:margin-top="0.101cm" fo:margin-bottom="0.101cm" style:contextual-spacing="false" style:page-number="auto" fo:background-color="transparent" style:shadow="none">
        <style:tab-stops/>
        <style:background-image/>
      </style:paragraph-properties>
      <style:text-properties fo:font-size="12pt" fo:font-weight="normal" style:font-size-asian="10.5pt"/>
    </style:style>
    <style:style style:name="Subtitulo2_20_Portada" style:display-name="Subtitulo2 Portada" style:family="paragraph" style:parent-style-name="Subtitulo_20_Portada">
      <style:paragraph-properties fo:margin-top="0cm" fo:margin-bottom="0cm" style:contextual-spacing="false"/>
      <style:text-properties fo:font-size="12pt" fo:font-style="normal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9cm" fo:margin-bottom="0.9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a_20_vineta" style:display-name="Lista vineta">
      <text:list-level-style-bullet text:level="1" text:style-name="Bullet_20_Symbols" text:bullet-char="➤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DejaVu Sans"/>
      </text:list-level-style-bullet>
      <text:list-level-style-bullet text:level="4" text:style-name="Bullet_20_Symbols" text:bullet-char="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DejaVu Sans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9c4ac5" officeooo:paragraph-rsid="009c4ac5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paragraph-properties fo:text-align="end" style:justify-single-word="false" fo:padding="0cm" fo:border="none" style:shadow="none"/>
    </style:style>
    <style:style style:name="MP4" style:family="paragraph" style:parent-style-name="Footer">
      <style:paragraph-properties fo:text-align="start" style:justify-single-word="false" fo:padding="0cm" fo:border="none" style:shadow="none"/>
    </style:style>
    <style:style style:name="MT1" style:family="text">
      <style:text-properties officeooo:rsid="009c4a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23F00000196C7168FF7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1">ÁLGEBRA LINEAL<text:tab/><text:tab/>GREGORIO CORPAS PRIETO</text:p>
      </style:header>
      <style:footer>
        <text:p text:style-name="MP2"><text:span text:style-name="MT1">Página </text:span><text:page-number text:select-page="current">13</text:page-number><text:span text:style-name="MT1"> de </text:span><text:page-count>13</text:page-count></text:p>
      </style:footer>
    </style:master-page>
    <style:master-page style:name="Left_20_Page" style:display-name="Left Page" style:page-layout-name="Mpm4" style:next-style-name="Right_20_Page">
      <style:footer>
        <text:p text:style-name="MP3"><text:page-number text:select-page="current">16</text:page-number></text:p>
      </style:footer>
    </style:master-page>
    <style:master-page style:name="Right_20_Page" style:display-name="Right Page" style:page-layout-name="Mpm5" style:next-style-name="Left_20_Page">
      <style:footer>
        <text:p text:style-name="MP4"><text:page-number text:select-page="current">17</text:page-number></text:p>
      </style:footer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 </meta:initial-creator>
    <meta:creation-date>2014-11-14T05:30:55.384113860</meta:creation-date>
    <dc:date>2015-02-23T08:41:53.926536761</dc:date>
    <dc:creator>grego </dc:creator>
    <meta:editing-duration>P11DT8H45M11S</meta:editing-duration>
    <meta:editing-cycles>68</meta:editing-cycles>
    <meta:generator>LibreOffice/4.2.7.2$Linux_X86_64 LibreOffice_project/420m0$Build-2</meta:generator>
    <meta:document-statistic meta:table-count="0" meta:image-count="0" meta:object-count="0" meta:page-count="13" meta:paragraph-count="198" meta:word-count="878" meta:character-count="6027" meta:non-whitespace-character-count="4889"/>
  </office:meta>
</office:document-meta>
</file>